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33cm" fo:margin-left="0cm" fo:margin-right="0.067cm" table:align="margins"/>
    </style:style>
    <style:style style:name="Tabella33.A" style:family="table-column">
      <style:table-column-properties style:column-width="4.092cm" style:rel-column-width="2320*"/>
    </style:style>
    <style:style style:name="Tabella33.B" style:family="table-column">
      <style:table-column-properties style:column-width="12.841cm" style:rel-column-width="7280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able_20_Contents">
      <style:text-properties officeooo:paragraph-rsid="000c4a94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Azione_20_sistema">
      <style:text-properties fo:font-weight="normal" officeooo:rsid="000c4a94" officeooo:paragraph-rsid="000c4a94" style:font-weight-asian="normal" style:font-weight-complex="normal"/>
    </style:style>
    <style:style style:name="P9" style:family="paragraph" style:parent-style-name="Azione_20_sistema">
      <style:paragraph-properties fo:margin-left="0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P10" style:family="paragraph" style:parent-style-name="Azione_20_sistema">
      <style:paragraph-properties fo:margin-left="1.251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P11" style:family="paragraph" style:parent-style-name="Table_20_Contents">
      <style:text-properties officeooo:rsid="000c4a94"/>
    </style:style>
    <style:style style:name="P12" style:family="paragraph" style:parent-style-name="Azione_20_attore">
      <style:text-properties fo:font-weight="normal" officeooo:rsid="000c4a94" officeooo:paragraph-rsid="000c4a94" style:font-weight-asian="normal" style:font-weight-complex="normal"/>
    </style:style>
    <style:style style:name="P13" style:family="paragraph" style:parent-style-name="Azione_20_attore">
      <style:paragraph-properties fo:margin-left="0cm" fo:margin-right="0cm" fo:text-indent="0cm" style:auto-text-indent="false"/>
      <style:text-properties fo:font-weight="normal" officeooo:rsid="000c4a94" officeooo:paragraph-rsid="000c4a94" style:font-weight-asian="normal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4a9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4a94"/>
    </style:style>
    <style:style style:name="T7" style:family="text">
      <style:text-properties fo:font-weight="bold" officeooo:rsid="000c4a9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6">Inserimento</text:span> attività didatti<text:span text:style-name="T6">ca della class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183425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6">(</text:span><text:span text:style-name="T7">include Educatore Visualizza attività delle proprie classi </text:span><text:span text:style-name="T2">)</text:span></text:p>
              </text:list-item>
              <text:list-item>
                <text:p text:style-name="P12">L'utente seleziona la funzionalità di inserimento nuova attività didattica</text:p>
              </text:list-item>
              <text:list-item>
                <text:p text:style-name="P8">Il sistema mostra all'utente il form per l'inserimento della nuova attività didattica</text:p>
              </text:list-item>
              <text:list-item>
                <text:p text:style-name="P12">L'utente inserisce la descrizione della nuova attività didattica</text:p>
                <text:p text:style-name="P9">6. L'utente seleziona la classe di quella determinata attività didattica</text:p>
                <text:list>
                  <text:list-item>
                    <text:list>
                      <text:list-header>
                        <text:p text:style-name="P13">7.L'utente sottomette la nuova attività didattica</text:p>
                        <text:list>
                          <text:list-item>
                            <text:list>
                              <text:list-header>
                                <text:p text:style-name="P10"><text:s/>8.Il sistema memorizza la nuova attività didattica della classe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1">Il sistema mostra un messaggio di successo dell'operazione e mostra all'utente </text:p>
            <text:p text:style-name="P4"><text:span text:style-name="T6">la lista aggiornata delle attività didattiche(</text:span><text:span text:style-name="T7">include Educatore Visualizza attività didattiche delle proprie classi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7</meta:editing-cycles>
    <meta:generator>LibreOffice/3.6$Windows_x86 LibreOffice_project/da8c1e6-fd468f4-454e206-f42a4a9-143cfd</meta:generator>
    <dc:date>2012-10-21T22:04:39.95</dc:date>
    <meta:document-statistic meta:table-count="1" meta:image-count="0" meta:object-count="0" meta:page-count="1" meta:paragraph-count="24" meta:word-count="163" meta:character-count="1184" meta:non-whitespace-character-count="1047"/>
  </office:meta>
</office:document-meta>
</file>